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60.18mm"/>
    </style:style>
    <style:style style:name="co6" style:family="table-column">
      <style:table-column-properties fo:break-before="auto" style:column-width="67.52mm"/>
    </style:style>
    <style:style style:name="co7" style:family="table-column">
      <style:table-column-properties fo:break-before="auto" style:column-width="44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2c0c7"/>
    </style:style>
  </office:automatic-styles>
  <office:body>
    <office:spreadsheet>
      <table:calculation-settings table:automatic-find-labels="false"/>
      <table:table table:name="ITO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row table:style-name="ro1" table:number-rows-repeated="5">
          <table:table-cell table:number-columns-repeated="6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Номер изображения</text:p>
          </table:table-cell>
          <table:table-cell office:value-type="string" calcext:value-type="string">
            <text:p>Результат работы программы</text:p>
          </table:table-cell>
          <table:table-cell office:value-type="string" calcext:value-type="string">
            <text:p>Наличие (1) / отсутствие (0) лица</text:p>
          </table:table-cell>
          <table:table-cell table:style-name="Default" office:value-type="string" calcext:value-type="string">
            <text:p>Результат распознавания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7] = [.F7];1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8] = [.F8];1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9] = [.F9];1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0] = [.F10];1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1] = [.F11];1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2] = [.F12];1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3] = [.F13];1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4] = [.F14];1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5] = [.F15];1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IF([.E16] = [.F16];1;0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7] = [.F17];1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8] = [.F18];1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9] = [.F19];1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0] = [.F20];1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1] = [.F21];1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IF([.E22] = [.F22];1;0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IF([.E23] = [.F23];1;0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IF([.E24] = [.F24];1;0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IF([.E25] = [.F25];1;0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6] = [.F26];1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7] = [.F27];1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IF([.E28] = [.F28];1;0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9] = [.F29];1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IF([.E30] = [.F30];1;0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E31] = [.F31];1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E32] = [.F32];1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E33] = [.F33];1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E34] = [.F34];1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E35] = [.F35];1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E36] = [.F36];1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E37] = [.F37];1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formula="of:=IF([.E38] = [.F38];1;0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E39] = [.F39];1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E40] = [.F40];1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E41] = [.F41];1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E42] = [.F42];1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formula="of:=IF([.E43] = [.F43];1;0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formula="of:=IF([.E44] = [.F44];1;0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formula="of:=IF([.E45] = [.F45];1;0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E46] = [.F46];1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formula="of:=IF([.E47] = [.F47];1;0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E48] = [.F48];1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E49] = [.F49];1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E50] = [.F50];1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E51] = [.F51];1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formula="of:=IF([.E52] = [.F52];1;0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formula="of:=IF([.E53] = [.F53];1;0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E54] = [.F54];1;0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7T00:53:21.425738738</dc:date>
    <meta:editing-duration>PT5M49S</meta:editing-duration>
    <meta:editing-cycles>1</meta:editing-cycles>
    <meta:document-statistic meta:table-count="1" meta:cell-count="196" meta:object-count="0"/>
    <meta:generator>LibreOffice/5.1.6.2$Linux_X86_64 LibreOffice_project/10m0$Build-2</meta:generator>
  </office:meta>
</office:document-meta>
</file>